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// stusb4500_flash flashes the given configuration onto STUSB4500 NVRAM</text:p>
      <text:p text:style-name="Preformatted_20_Text">// and returns true if successful, false otherwise.</text:p>
      <text:p text:style-name="Preformatted_20_Text">bool stusb4500_flash(stusb4500_config cfg) {</text:p>
      <text:p text:style-name="Preformatted_20_Text"><text:s text:c="2"/>uint8_t nvm[] = {</text:p>
      <text:p text:style-name="Preformatted_20_Text"><text:s text:c="4"/>0x00, 0x00, 0xB0, 0xAA, 0x00, 0x45, 0x00, 0x00,</text:p>
      <text:p text:style-name="Preformatted_20_Text"><text:s text:c="4"/>0x10, 0x40, 0x9C, 0x1C, 0xFF, 0x01, 0x3C, 0xDF,</text:p>
      <text:p text:style-name="Preformatted_20_Text"><text:s text:c="4"/>0x02, 0x40, 0x0F, 0x00, 0x32, 0x00, 0xFC, 0xF1,</text:p>
      <text:p text:style-name="Preformatted_20_Text"><text:s text:c="4"/>// default: 0x00, 0x19, 0x56, 0xAF, 0xF5, 0x35, 0x5F, 0x00</text:p>
      <text:p text:style-name="Preformatted_20_Text"><text:s text:c="4"/>// changed to 15% lower voltage threshold from 20% for PDO2 &amp; PDO3</text:p>
      <text:p text:style-name="Preformatted_20_Text"><text:s text:c="4"/>// <text:s text:c="21"/>0x1C <text:s/>0x1D *******************************</text:p>
      <text:p text:style-name="Preformatted_20_Text"><text:s text:c="4"/>0x00, 0x19, 0x56, 0xAF, 0xA5, 0x35, 0x5A, 0x00,</text:p>
      <text:p text:style-name="Preformatted_20_Text"><text:s text:c="2"/>//0x20 <text:s/>0x21 <text:s/>0x22 <text:s/>0x23 *******************************************</text:p>
      <text:p text:style-name="Preformatted_20_Text"><text:s text:c="4"/>0x00, 0x4B, 0x90, 0x21, 0x43, 0x00, 0x40, 0xFB</text:p>
      <text:p text:style-name="Preformatted_20_Text"><text:s text:c="2"/>};</text:p>
      <text:p text:style-name="Preformatted_20_Text"><text:s text:c="2"/>nvm[0x1D] = (nvm[0x1D] &amp; 0x0F) | cfg.i1 &lt;&lt; 4;</text:p>
      <text:p text:style-name="Preformatted_20_Text"><text:s text:c="2"/>nvm[0x1C] = (nvm[0x1C] &amp; 0xF0) | cfg.i2;</text:p>
      <text:p text:style-name="Preformatted_20_Text"><text:s text:c="2"/>nvm[0x22] = cfg.v1 &amp; 0xFF;</text:p>
      <text:p text:style-name="Preformatted_20_Text"><text:s text:c="2"/>nvm[0x23] = (nvm[0x23] &amp; 0b11111100) | (cfg.v1 &gt;&gt; 8);</text:p>
      <text:p text:style-name="Preformatted_20_Text"><text:s text:c="2"/>nvm[0x20] = (nvm[0x20] &amp; 0b11000000) | ((cfg.v2 &amp; 0b11) &lt;&lt; 6);</text:p>
      <text:p text:style-name="Preformatted_20_Text"><text:s text:c="2"/>nvm[0x21] = cfg.v2 &gt;&gt; 2;</text:p>
      <text:p text:style-name="Preformatted_20_Text"><text:s text:c="2"/>if (cfg.req_pd) {</text:p>
      <text:p text:style-name="Preformatted_20_Text"><text:s text:c="4"/>nvm[0x26] |= 0b1000;</text:p>
      <text:p text:style-name="Preformatted_20_Text"><text:s text:c="2"/>}</text:p>
      <text:p text:style-name="Preformatted_20_Text"><text:s text:c="2"/>//------------------------------------- stusb4500_flash</text:p>
      <text:p text:style-name="Preformatted_20_Text"><text:s text:c="4"/>// STUSB4500 seems to pull down the SDA on reset and that messes</text:p>
      <text:p text:style-name="Preformatted_20_Text"><text:s text:c="2"/>// with internal state of the TWI. Therefore explicitly put the bus</text:p>
      <text:p text:style-name="Preformatted_20_Text"><text:s text:c="2"/>// into idle state.</text:p>
      <text:p text:style-name="Preformatted_20_Text"><text:s text:c="2"/>TWI0.MSTATUS = TWI_BUSSTATE_IDLE_gc;</text:p>
      <text:p text:style-name="Preformatted_20_Text"/>
      <text:p text:style-name="Preformatted_20_Text"><text:s text:c="2"/>enum { addr = 0x28 };</text:p>
      <text:p text:style-name="Preformatted_20_Text"><text:s text:c="2"/>// Flash</text:p>
      <text:p text:style-name="Preformatted_20_Text"><text:s text:c="2"/>if (!i2c_reg_write(addr, 0x95, 0x47)) return false;</text:p>
      <text:p text:style-name="Preformatted_20_Text"><text:s text:c="2"/>if (!i2c_reg_write(addr, 0x53, 0x00)) return false;</text:p>
      <text:p text:style-name="Preformatted_20_Text"><text:s text:c="2"/>if (!i2c_reg_write(addr, 0x96, 0x40)) return false;</text:p>
      <text:p text:style-name="Preformatted_20_Text"><text:s text:c="2"/>if (!i2c_reg_write(addr, 0x96, 0x00)) return false;</text:p>
      <text:p text:style-name="Preformatted_20_Text"><text:s text:c="2"/>delay(4);</text:p>
      <text:p text:style-name="Preformatted_20_Text"><text:s text:c="2"/>if (!i2c_reg_write(addr, 0x96, 0x40)) return false;</text:p>
      <text:p text:style-name="Preformatted_20_Text"><text:s text:c="2"/>if (!i2c_reg_write(addr, 0x97, 0xFA)) return false;</text:p>
      <text:p text:style-name="Preformatted_20_Text"><text:s text:c="2"/>if (!i2c_reg_write(addr, 0x96, 0x50)) return false;</text:p>
      <text:p text:style-name="Preformatted_20_Text"><text:s text:c="2"/>delay(4);</text:p>
      <text:p text:style-name="Preformatted_20_Text"><text:s text:c="2"/>if (!i2c_reg_write(addr, 0x97, 0x07)) return false;</text:p>
      <text:p text:style-name="Preformatted_20_Text"><text:s text:c="2"/>if (!i2c_reg_write(addr, 0x96, 0x50)) return false;</text:p>
      <text:p text:style-name="Preformatted_20_Text"><text:s text:c="2"/>delay(20);</text:p>
      <text:p text:style-name="Preformatted_20_Text"><text:s text:c="2"/>if (!i2c_reg_write(addr, 0x97, 0x05)) return false;</text:p>
      <text:p text:style-name="Preformatted_20_Text"><text:s text:c="2"/>if (!i2c_reg_write(addr, 0x96, 0x50)) return false;</text:p>
      <text:p text:style-name="Preformatted_20_Text"><text:s text:c="2"/>//------------------------------------- stusb4500_flash</text:p>
      <text:p text:style-name="Preformatted_20_Text"><text:s text:c="2"/>delay(20);</text:p>
      <text:p text:style-name="Preformatted_20_Text"><text:s text:c="2"/>for (uint8_t i = 0; i &lt; 5; i++) {</text:p>
      <text:p text:style-name="Preformatted_20_Text"><text:s text:c="4"/>uint8_t buf[9] = {0x53};</text:p>
      <text:p text:style-name="Preformatted_20_Text"><text:s text:c="4"/>memcpy(buf + 1, nvm + (i * 8), 8);</text:p>
      <text:p text:style-name="Preformatted_20_Text"><text:s text:c="4"/>if (!i2c_tx(addr, buf, 9, NULL, 0)) return false;</text:p>
      <text:p text:style-name="Preformatted_20_Text"><text:s text:c="4"/>delay(4);</text:p>
      <text:p text:style-name="Preformatted_20_Text"><text:s text:c="4"/>if (!i2c_reg_write(addr, 0x97, 0x01)) return false;</text:p>
      <text:p text:style-name="Preformatted_20_Text"><text:s text:c="4"/>if (!i2c_reg_write(addr, 0x96, 0x50)) return false;</text:p>
      <text:p text:style-name="Preformatted_20_Text"><text:s text:c="4"/>delay(4);</text:p>
      <text:p text:style-name="Preformatted_20_Text"><text:s text:c="4"/>if (!i2c_reg_write(addr, 0x97, 0x06)) return false;</text:p>
      <text:p text:style-name="Preformatted_20_Text"><text:s text:c="4"/>if (!i2c_reg_write(addr, 0x96, 0x50 + i)) return false;</text:p>
      <text:p text:style-name="Preformatted_20_Text"><text:s text:c="4"/>delay(8);</text:p>
      <text:p text:style-name="Preformatted_20_Text"><text:s text:c="2"/>}</text:p>
      <text:p text:style-name="Preformatted_20_Text"><text:s text:c="2"/>uint8_t buf[3] = {0x96, 0x40, 0x00};</text:p>
      <text:p text:style-name="Preformatted_20_Text"><text:s text:c="2"/>if (!i2c_tx(addr, buf, 3, NULL, 0)) return false;</text:p>
      <text:p text:style-name="Preformatted_20_Text"><text:s text:c="2"/>if (!i2c_reg_write(addr, 0x95, 0x00)) return false;</text:p>
      <text:p text:style-name="Preformatted_20_Text"><text:s text:c="2"/>return true;</text:p>
      <text:p text:style-name="Preformatted_20_Text">} stusb4500_fla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7T10:27:46.519070732</dc:date>
    <meta:editing-duration>PT1M18S</meta:editing-duration>
    <meta:editing-cycles>1</meta:editing-cycles>
    <meta:document-statistic meta:table-count="0" meta:image-count="0" meta:object-count="0" meta:page-count="1" meta:paragraph-count="63" meta:word-count="350" meta:character-count="2588" meta:non-whitespace-character-count="2118"/>
    <meta:generator>LibreOffice/7.0.4.2$Linux_X86_64 LibreOffice_project/00$Build-2</meta:generator>
  </office:meta>
</office:document-meta>
</file>